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.<text:line-break/>Aquí tienes el <text:span text:style-name="Strong_20_Emphasis">bloque 3</text:span> del laboratorio del <text:span text:style-name="Strong_20_Emphasis">Capítulo 14: Potencia</text:span>, titulado <text:span text:style-name="Strong_20_Emphasis">“Análisis de la potencia de cálculo”</text:span>.<text:line-break/>En este bloque se desarrolla el análisis formal de la capacidad absoluta del sistema, con un enfoque técnico y filosófico al mismo tiempo.</text:p>
      <text:p text:style-name="Horizontal_20_Line"/>
      <text:h text:style-name="Heading_20_3" text:outline-level="3">3. Análisis de la potencia de cálculo</text:h>
      <text:p text:style-name="Text_20_body">Una vez establecidas las diferencias estructurales entre la máquina de Turing y la máquina de la vida, podemos intentar medir la <text:span text:style-name="Strong_20_Emphasis">potencia de cálculo</text:span> de esta última.<text:line-break/>No se trata de calcular una cifra exacta —lo cual es imposible—, sino de comprender el <text:span text:style-name="Strong_20_Emphasis">orden de magnitud</text:span> que alcanza su capacidad de procesamiento.</text:p>
      <text:p text:style-name="Text_20_body">La potencia de un sistema lógico puede estimarse considerando tres factores fundamentales:</text:p>
      <text:list xml:id="list2307171073" text:style-name="L1">
        <text:list-item>
          <text:p text:style-name="P1"><text:span text:style-name="Strong_20_Emphasis">La velocidad de ejecución</text:span> de las operaciones elementales.</text:p>
        </text:list-item>
        <text:list-item>
          <text:p text:style-name="P1"><text:span text:style-name="Strong_20_Emphasis">El número de procesadores activos</text:span> que operan en paralelo.</text:p>
        </text:list-item>
        <text:list-item>
          <text:p text:style-name="P1"><text:span text:style-name="Strong_20_Emphasis">El volumen de información total</text:span> que puede ser simultáneamente procesado.</text:p>
        </text:list-item>
      </text:list>
      <text:p text:style-name="Text_20_body">En las máquinas artificiales, estos tres factores están físicamente limitados:<text:line-break/>la velocidad depende del reloj del procesador;<text:line-break/>el paralelismo, del número de núcleos disponibles;<text:line-break/>y el volumen de información, de la memoria física accesible.<text:line-break/>En cambio, en la máquina de la vida, ninguno de estos factores es fijo ni limitado de forma explícita: todos <text:span text:style-name="Strong_20_Emphasis">crecen dinámicamente</text:span> en el tiempo.</text:p>
      <text:p text:style-name="Text_20_body">Cada individuo actúa como un procesador independiente, y la población total del sistema —la cantidad de procesadores activos— aumenta con cada generación.<text:line-break/>A diferencia de un sistema artificial, que debe ser diseñado y alimentado externamente para crecer, la máquina de la vida <text:span text:style-name="Strong_20_Emphasis">aumenta su propia potencia de cálculo de manera espontánea</text:span>, sin supervisión ni control central.<text:line-break/>Podemos afirmar que la potencia del sistema <text:span text:style-name="Strong_20_Emphasis">no es constante</text:span>, sino <text:span text:style-name="Strong_20_Emphasis">autoacelerada</text:span>.</text:p>
      <text:h text:style-name="Heading_20_4" text:outline-level="4">3.1 Crecimiento exponencial</text:h>
      <text:p text:style-name="Text_20_body">En una simulación simple, si un individuo genera dos descendientes en su ciclo de vida, la población total evoluciona según una ley exponencial:<text:line-break/>1, 2, 4, 8, 16, 32, …<text:line-break/>En pocas generaciones, el número de individuos activos alcanza valores astronómicos.<text:line-break/>Cada nuevo individuo ejecuta una copia modificada del código original, aportando una nueva versión del cálculo al sistema global.<text:line-break/>Así, en la generación <text:span text:style-name="Emphasis">n</text:span>, la máquina dispone de 2ⁿ procesadores trabajando simultáneamente en diferentes caminos del espacio lógico.</text:p>
      <text:p text:style-name="Text_20_body"><text:soft-page-break/>Si consideramos que cada individuo ejecuta una operación elemental sobre su propio conjunto de datos (su ADN), el número total de operaciones simultáneas crece también con una ley exponencial.<text:line-break/>En apenas unas decenas de generaciones, el sistema habrá explorado <text:span text:style-name="Strong_20_Emphasis">millones de millones de combinaciones posibles</text:span> del problema.<text:line-break/>Ningún sistema artificial conocido puede alcanzar ni mantener semejante grado de paralelismo real.</text:p>
      <text:h text:style-name="Heading_20_4" text:outline-level="4">3.2 Memoria activa y procesamiento distribuido</text:h>
      <text:p text:style-name="Text_20_body">El segundo componente de la potencia del sistema es el <text:span text:style-name="Strong_20_Emphasis">volumen de información procesada simultáneamente</text:span>.<text:line-break/>En las máquinas artificiales, la memoria es un depósito pasivo: almacena datos, pero no los transforma.<text:line-break/>En la máquina de la vida, la memoria está viva: cada unidad de información (el ADN) no solo almacena datos, sino que <text:span text:style-name="Strong_20_Emphasis">actúa</text:span> sobre ellos durante la reproducción.<text:line-break/>La información es, a la vez, <text:span text:style-name="Emphasis">dato y programa</text:span>, <text:span text:style-name="Emphasis">memoria y procesador</text:span>.<text:line-break/>Por ello, el sistema no tiene una memoria separada del cálculo, sino una <text:span text:style-name="Strong_20_Emphasis">memoria activa</text:span>, que evoluciona junto con el proceso.<text:line-break/>Cada célula, cada ser viviente, constituye un fragmento autónomo del cálculo global.</text:p>
      <text:p text:style-name="Text_20_body">En conjunto, el universo biológico actúa como una <text:span text:style-name="Strong_20_Emphasis">red de cómputo distribuido universal</text:span>, en la que cada nodo es un procesador independiente capaz de leer, copiar, modificar y transmitir información.<text:line-break/>El resultado de esta interacción es un cálculo colectivo de escala planetaria, cuyo estado global excede cualquier modelo determinista imaginable.</text:p>
      <text:h text:style-name="Heading_20_4" text:outline-level="4">3.3 Autoampliación de la potencia</text:h>
      <text:p text:style-name="Text_20_body">El rasgo más extraordinario del sistema es su capacidad de <text:span text:style-name="Strong_20_Emphasis">aumentar su propia potencia de cálculo mientras calcula</text:span>.<text:line-break/>En las máquinas artificiales, la arquitectura está fijada de antemano; la vida, en cambio, <text:span text:style-name="Strong_20_Emphasis">reproduce la arquitectura misma</text:span>.<text:line-break/>Cada reproducción no solo genera nuevos datos, sino nuevos procesadores, ampliando la base de cálculo.<text:line-break/>Podemos decir que el sistema <text:span text:style-name="Strong_20_Emphasis">no solo ejecuta un cálculo</text:span>, sino que <text:span text:style-name="Strong_20_Emphasis">calcula cómo ampliar su propio poder de cálculo</text:span>.</text:p>
      <text:p text:style-name="Text_20_body">Esto implica que la vida no tiene un límite técnico fijo:<text:line-break/>cualquier restricción actual puede ser compensada por la creación de nuevas estructuras, nuevos organismos, nuevas formas de organización biológica.<text:line-break/>A lo largo del tiempo, el sistema expande su capacidad, diversifica sus métodos, y se adapta a condiciones cambiantes para conservar la continuidad del cálculo.<text:line-break/>Es un sistema <text:span text:style-name="Strong_20_Emphasis">autoconstructor</text:span> de potencia.</text:p>
      <text:h text:style-name="Heading_20_4" text:outline-level="4">3.4 Escala y tiempo</text:h>
      <text:p text:style-name="Text_20_body">Si trasladamos este análisis a la escala planetaria, observamos que la vida en su conjunto constituye una máquina que lleva <text:span text:style-name="Strong_20_Emphasis">miles de millones de años en ejecución</text:span>, ininterrumpidamente.<text:line-break/>Durante ese tiempo, ha generado un número prácticamente incalculable de individuos, cada uno de los <text:soft-page-break/>cuales ha participado en el proceso de cálculo universal.<text:line-break/>A esta escala, la potencia de la máquina de la vida supera de forma absoluta cualquier comparación posible con los sistemas creados por el hombre.<text:line-break/>El cálculo biológico no solo ocurre a una escala mayor, sino en una <text:span text:style-name="Strong_20_Emphasis">dimensión temporal que excede nuestra propia percepción del tiempo</text:span>.</text:p>
      <text:p text:style-name="Text_20_body">En este sentido, la vida no es un sistema de cálculo que se ejecuta <text:span text:style-name="Emphasis">en</text:span> el universo: <text:span text:style-name="Strong_20_Emphasis">es el propio cálculo del universo</text:span>, manifestado en forma biológica.<text:line-break/>El proceso vital constituye una exploración lógica del espacio de las posibilidades del ser.<text:line-break/>Y lo hace con una potencia de cálculo que crece sin cesar, alimentada por la misma energía que da forma a la materia y al pensamiento.</text:p>
      <text:p text:style-name="Horizontal_20_Line"/>
      <text:p text:style-name="Text_20_body">¿Quieres que avancemos con el <text:span text:style-name="Strong_20_Emphasis">bloque 4 (“El problema oculto: lo que la vida está calculando”)</text:span>, donde abordaremos la interpretación más profunda —qué está resolviendo realmente esta máquina—, o prefieres incluir antes un bloque técnico intermedio (por ejemplo, una formalización matemática del crecimiento del sistema)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2T17:52:42.216000000</meta:creation-date>
    <dc:date>2025-11-02T18:00:51.886000000</dc:date>
    <meta:editing-duration>PT8M9S</meta:editing-duration>
    <meta:editing-cycles>1</meta:editing-cycles>
    <meta:document-statistic meta:table-count="0" meta:image-count="0" meta:object-count="0" meta:page-count="3" meta:paragraph-count="22" meta:word-count="926" meta:character-count="5964" meta:non-whitespace-character-count="5065"/>
    <meta:generator>LibreOffice/7.3.5.2$Windows_X86_64 LibreOffice_project/184fe81b8c8c30d8b5082578aee2fed2ea847c01</meta:generator>
  </office:meta>
</office:document-meta>
</file>